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0d3ae2" officeooo:paragraph-rsid="000ccdf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r le numero de sequence est de 4 octets qui est inclu dans le 1460 de chaque segment</text:p>
      <text:p text:style-name="P1"/>
      <text:p text:style-name="P1">Afin de vous donner une imagination plus concrete de la 1e question de l'exo 3, prenez un nemro de sequence de 4 bits (16 nombres) et un MSS de 5 octets et calculez le Lmax. Reprendre avec un autre MSS et vous alez voir la regle de calcul.</text:p>
      <text:p text:style-name="P1"/>
      <text:p text:style-name="P1">C'est le resultat qui considere que le numero de sequence qui commence a partir de zero et qu'il augmentent toujours. La realite n'est pas comme ca. Lorsqu'on atteint le numero max, le compteur deborde et retourne au debut du compteur. La compatibilite ici est compris dans le sens qu'on n'a pas un numero de sequence reutilise pendant le transfert d'un fichier.</text:p>
      <text:p text:style-name="P1"/>
      <text:p text:style-name="P1">ans mon exemple precedent, si on considere le compteur commence a zero et avec 5 octets/seg, on la la suite de numeros de sequence est 0, 5, 10, 15, 4, 9, 14, 3, 8, 13, 2, 7, 12, 1, 6, 11, 0, 5, 10, …</text:p>
      <text:p text:style-name="P1"/>
      <text:p text:style-name="P1">On voit bien que apres 16 segments, les numeros de sequence commencent a boucler. La taille Lmax dans ce cas est 16*5 = 80 octets</text:p>
      <text:p text:style-name="P1"/>
      <text:p text:style-name="P1">Faites un autre exemple afin de trouver la relation entre le compteur, MSS et Lmax</text:p>
      <text:p text:style-name="P1"/>
      <text:p text:style-name="P1"><text:soft-page-break/>Il ne faut pas considerer le cas ou le MSS divise le compteur max. Par exemple, si le MSS dans le cas precedent est egale a 2, on va boucler dans 8 segmen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4-25T11:00:41.427149177</meta:creation-date>
    <dc:date>2020-05-04T19:47:27.819090657</dc:date>
    <meta:editing-duration>PT8H15M10S</meta:editing-duration>
    <meta:editing-cycles>2</meta:editing-cycles>
    <meta:generator>LibreOffice/6.3.5.2$Linux_X86_64 LibreOffice_project/30$Build-2</meta:generator>
    <meta:document-statistic meta:table-count="0" meta:image-count="0" meta:object-count="0" meta:page-count="2" meta:paragraph-count="7" meta:word-count="246" meta:character-count="1257" meta:non-whitespace-character-count="1018"/>
  </office:meta>
</office:document-meta>
</file>